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84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2a6099" fo:border="0.74pt solid #000000"/>
    </style:style>
    <style:style style:name="ce3" style:family="table-cell" style:parent-style-name="Default">
      <style:table-cell-properties fo:background-color="#2a6099" fo:wrap-option="wrap" fo:border="0.74pt solid #000000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Dia/Mes/Ano Nascimento</text:p>
          </table:table-cell>
          <table:table-cell office:value-type="string" calcext:value-type="string">
            <text:p>Dia/Mes/Ano Atual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Idade:</text:p>
          </table:table-cell>
          <table:table-cell table:style-name="ce2" table:formula="of:=IF(OR([.A2] &gt; [.B2]; AND([.A2] = [.B2]; [.A1] &gt; [.B1])); [.B3] - [.A3] - 1; [.B3] - [.A3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Meses</text:p>
          </table:table-cell>
          <table:table-cell table:style-name="ce3" table:formula="of:=IF([.B1] &lt; [.A1]; ([.B3] - [.A3]) * 12 + ([.B2] - [.A2]) - 1; ([.B3] - [.A3]) * 12 + ([.B2] - [.A2]))" office:value-type="float" office:value="203" calcext:value-type="float">
            <text:p>2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09:32:00.396000000</meta:creation-date>
    <dc:date>2025-04-05T09:44:37.204000000</dc:date>
    <meta:editing-duration>PT1M50S</meta:editing-duration>
    <meta:editing-cycles>2</meta:editing-cycles>
    <meta:generator>LibreOffice/24.2.1.2$Windows_X86_64 LibreOffice_project/db4def46b0453cc22e2d0305797cf981b68ef5ac</meta:generator>
    <meta:document-statistic meta:table-count="1" meta:cell-count="12" meta:object-count="0"/>
  </office:meta>
</office:document-meta>
</file>